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"/>
  <manifest:file-entry manifest:full-path="ObjectReplacements/Object 6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marker-start="Arrow" draw:marker-start-width="0.152cm" draw:marker-end="Arrow" draw:marker-end-width="0.152cm" draw:textarea-vertical-align="middl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standard">
      <style:graphic-properties draw:stroke="dash" draw:stroke-dash="Ultrafine_20_Dashed" svg:stroke-color="#000000" draw:fill="none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solid" svg:stroke-color="#000000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-color="#b2b2b2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216cm" svg:height="3.81cm" svg:x="2.626cm" svg:y="2.778cm">
          <text:p text:style-name="P1"><text:span text:style-name="T1">class[0 … 9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216cm" svg:height="3.81cm" svg:x="8.468cm" svg:y="2.778cm">
          <text:p text:style-name="P1"><text:span text:style-name="T1">class[0 … 9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216cm" svg:height="3.81cm" svg:x="14.31cm" svg:y="2.778cm">
          <text:p text:style-name="P1"><text:span text:style-name="T1">class [0 … 9]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626cm" svg:y1="2.519cm" svg:x2="6.842cm" svg:y2="2.519cm">
          <text:p/>
        </draw:line>
        <draw:line draw:style-name="gr2" draw:text-style-name="P1" draw:layer="layout" svg:x1="14.335cm" svg:y1="2.519cm" svg:x2="18.551cm" svg:y2="2.519cm">
          <text:p/>
        </draw:line>
        <draw:line draw:style-name="gr2" draw:text-style-name="P1" draw:layer="layout" svg:x1="8.468cm" svg:y1="2.519cm" svg:x2="12.684cm" svg:y2="2.519cm">
          <text:p/>
        </draw:line>
        <draw:frame draw:style-name="gr3" draw:text-style-name="P1" draw:layer="layout" svg:width="0.652cm" svg:height="1.011cm" svg:x="4.285cm" svg:y="1.381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1" draw:layer="layout" svg:width="0.652cm" svg:height="1.011cm" svg:x="15.986cm" svg:y="1.381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3" draw:text-style-name="P1" draw:layer="layout" svg:width="0.652cm" svg:height="1.011cm" svg:x="10.144cm" svg:y="1.381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line draw:style-name="gr2" draw:text-style-name="P1" draw:layer="layout" svg:x1="2.397cm" svg:y1="2.773cm" svg:x2="2.397cm" svg:y2="6.583cm">
          <text:p/>
        </draw:line>
        <draw:line draw:style-name="gr2" draw:text-style-name="P1" draw:layer="layout" svg:x1="14.081cm" svg:y1="2.773cm" svg:x2="14.081cm" svg:y2="6.583cm">
          <text:p/>
        </draw:line>
        <draw:line draw:style-name="gr2" draw:text-style-name="P1" draw:layer="layout" svg:x1="8.239cm" svg:y1="2.773cm" svg:x2="8.239cm" svg:y2="6.583cm">
          <text:p/>
        </draw:line>
        <draw:frame draw:style-name="gr3" draw:text-style-name="P1" draw:layer="layout" svg:width="0.542cm" svg:height="0.474cm" svg:x="1.762cm" svg:y="4.45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0.542cm" svg:height="0.474cm" svg:x="13.412cm" svg:y="4.45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0.542cm" svg:height="0.474cm" svg:x="7.57cm" svg:y="4.45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4" draw:text-style-name="P1" draw:layer="layout" svg:width="18.796cm" svg:height="5.715cm" svg:x="1.381cm" svg:y="1.2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8.796cm" svg:height="5.715cm" svg:x="1.381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2.667cm" svg:height="1.016cm" svg:x="9.255cm" svg:y="7.096cm">
          <text:p text:style-name="P1"><text:span text:style-name="T1">OR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54cm" svg:height="0.635cm" svg:x="1.381cm" svg:y="1.254cm">
          <text:p text:style-name="P1"><text:span text:style-name="T1">Method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54cm" svg:height="3.81cm" svg:x="2.474cm" svg:y="9.763cm">
          <text:p text:style-name="P1"><text:span text:style-name="T1">class[0 … 9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54cm" svg:height="3.81cm" svg:x="8.62cm" svg:y="9.763cm">
          <text:p text:style-name="P1"><text:span text:style-name="T1">class[0 … 9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54cm" svg:height="3.81cm" svg:x="14.462cm" svg:y="9.763cm">
          <text:p text:style-name="P1"><text:span text:style-name="T1">class [0 … 9]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474cm" svg:y1="9.504cm" svg:x2="5.928cm" svg:y2="9.504cm">
          <text:p/>
        </draw:line>
        <draw:line draw:style-name="gr2" draw:text-style-name="P1" draw:layer="layout" svg:x1="14.183cm" svg:y1="9.504cm" svg:x2="17.637cm" svg:y2="9.504cm">
          <text:p/>
        </draw:line>
        <draw:line draw:style-name="gr2" draw:text-style-name="P1" draw:layer="layout" svg:x1="8.316cm" svg:y1="9.504cm" svg:x2="11.77cm" svg:y2="9.504cm">
          <text:p/>
        </draw:line>
        <draw:frame draw:style-name="gr3" draw:text-style-name="P1" draw:layer="layout" svg:width="0.652cm" svg:height="1.011cm" svg:x="3.794cm" svg:y="8.37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0.652cm" svg:height="1.011cm" svg:x="15.461cm" svg:y="8.37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1" draw:layer="layout" svg:width="0.652cm" svg:height="1.011cm" svg:x="9.636cm" svg:y="8.37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2" draw:text-style-name="P1" draw:layer="layout" svg:x1="2.245cm" svg:y1="9.758cm" svg:x2="2.245cm" svg:y2="13.568cm">
          <text:p/>
        </draw:line>
        <draw:line draw:style-name="gr2" draw:text-style-name="P1" draw:layer="layout" svg:x1="14.208cm" svg:y1="9.763cm" svg:x2="14.208cm" svg:y2="13.573cm">
          <text:p/>
        </draw:line>
        <draw:line draw:style-name="gr2" draw:text-style-name="P1" draw:layer="layout" svg:x1="8.366cm" svg:y1="9.763cm" svg:x2="8.366cm" svg:y2="13.573cm">
          <text:p/>
        </draw:line>
        <draw:frame draw:style-name="gr3" draw:text-style-name="P1" draw:layer="layout" svg:width="0.542cm" svg:height="0.474cm" svg:x="1.61cm" svg:y="11.44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1" draw:layer="layout" svg:width="0.542cm" svg:height="0.474cm" svg:x="13.573cm" svg:y="11.44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1" draw:layer="layout" svg:width="0.542cm" svg:height="0.474cm" svg:x="7.697cm" svg:y="11.44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8" draw:text-style-name="P1" draw:layer="layout" svg:width="1.397cm" svg:height="3.81cm" svg:x="5.928cm" svg:y="9.76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397cm" svg:height="3.81cm" svg:x="17.916cm" svg:y="9.76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397cm" svg:height="3.81cm" svg:x="12.074cm" svg:y="9.76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953cm" svg:y1="9.509cm" svg:x2="7.35cm" svg:y2="9.509cm">
          <text:p/>
        </draw:line>
        <draw:frame draw:style-name="gr3" draw:text-style-name="P1" draw:layer="layout" svg:width="1.249cm" svg:height="0.474cm" svg:x="6.08cm" svg:y="8.747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1" draw:layer="layout" svg:width="1.249cm" svg:height="0.474cm" svg:x="17.942cm" svg:y="8.747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1" draw:layer="layout" svg:width="1.249cm" svg:height="0.474cm" svg:x="12.176cm" svg:y="8.747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2" draw:text-style-name="P1" draw:layer="layout" svg:x1="17.891cm" svg:y1="9.509cm" svg:x2="19.288cm" svg:y2="9.509cm">
          <text:p/>
        </draw:line>
        <draw:line draw:style-name="gr2" draw:text-style-name="P1" draw:layer="layout" svg:x1="12.049cm" svg:y1="9.509cm" svg:x2="13.446cm" svg:y2="9.509cm">
          <text:p/>
        </draw:line>
        <draw:line draw:style-name="gr9" draw:text-style-name="P1" draw:layer="layout" svg:x1="4.302cm" svg:y1="13.954cm" svg:x2="4.302cm" svg:y2="17.383cm">
          <text:p/>
        </draw:line>
        <draw:custom-shape draw:style-name="gr6" draw:text-style-name="P2" draw:layer="layout" svg:width="3.683cm" svg:height="1.143cm" svg:x="4.683cm" svg:y="20.177cm">
          <text:p text:style-name="P1"><text:span text:style-name="T1">k-NN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83cm" svg:height="1.143cm" svg:x="13.192cm" svg:y="20.177cm">
          <text:p text:style-name="P1"><text:span text:style-name="T1">k-NN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83cm" svg:height="1.143cm" svg:x="8.747cm" svg:y="20.177cm">
          <text:p text:style-name="P1"><text:span text:style-name="T1">k-N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429cm" svg:height="1.651cm" svg:x="9.001cm" svg:y="22.59cm">
          <text:p text:style-name="P1"><text:span text:style-name="T1">Vo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6.588cm" svg:y1="21.32cm" svg:x2="9.255cm" svg:y2="22.844cm">
          <text:p/>
        </draw:line>
        <draw:line draw:style-name="gr9" draw:text-style-name="P1" draw:layer="layout" svg:x1="14.97cm" svg:y1="21.32cm" svg:x2="12.303cm" svg:y2="22.971cm">
          <text:p/>
        </draw:line>
        <draw:line draw:style-name="gr9" draw:text-style-name="P1" draw:layer="layout" svg:x1="10.652cm" svg:y1="21.32cm" svg:x2="10.652cm" svg:y2="22.59cm">
          <text:p/>
        </draw:line>
        <draw:line draw:style-name="gr9" draw:text-style-name="P1" draw:layer="layout" svg:x1="10.779cm" svg:y1="24.241cm" svg:x2="10.779cm" svg:y2="25.257cm">
          <text:p/>
        </draw:line>
        <draw:custom-shape draw:style-name="gr10" draw:text-style-name="P2" draw:layer="layout" svg:width="8.128cm" svg:height="1.429cm" svg:x="6.715cm" svg:y="25.257cm">
          <text:p text:style-name="P1"><text:span text:style-name="T1">Final Classification Resul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429cm" svg:height="1.778cm" svg:x="2.554cm" svg:y="17.383cm">
          <text:p text:style-name="P3"><text:span text:style-name="T1">IF Method-1</text:span><text:span text:style-name="T1"><text:line-break/></text:span><text:span text:style-name="T1"><text:tab/></text:span><text:span text:style-name="T1">Projection</text:span><text:span text:style-name="T1"><text:line-break/></text:span><text:span text:style-name="T1">ENDIF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6.494cm" svg:y1="13.954cm" svg:x2="16.494cm" svg:y2="17.383cm">
          <text:p/>
        </draw:line>
        <draw:line draw:style-name="gr9" draw:text-style-name="P1" draw:layer="layout" svg:x1="10.652cm" svg:y1="13.954cm" svg:x2="10.652cm" svg:y2="17.383cm">
          <text:p/>
        </draw:line>
        <draw:custom-shape draw:style-name="gr6" draw:text-style-name="P4" draw:layer="layout" svg:width="1.905cm" svg:height="1.016cm" svg:x="9.703cm" svg:y="15.097cm">
          <text:p text:style-name="P1"><text:span text:style-name="T2">LL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905cm" svg:height="1.016cm" svg:x="3.354cm" svg:y="15.097cm">
          <text:p text:style-name="P1"><text:span text:style-name="T2">LL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905cm" svg:height="1.016cm" svg:x="15.58cm" svg:y="15.097cm">
          <text:p text:style-name="P1"><text:span text:style-name="T2">LLE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429cm" svg:height="1.778cm" svg:x="14.783cm" svg:y="17.383cm">
          <text:p text:style-name="P3"><text:span text:style-name="T1">IF Method-1</text:span><text:span text:style-name="T1"><text:line-break/></text:span><text:span text:style-name="T1"><text:tab/></text:span><text:span text:style-name="T1">Projection</text:span><text:span text:style-name="T1"><text:line-break/></text:span><text:span text:style-name="T1">ENDIF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429cm" svg:height="1.778cm" svg:x="8.942cm" svg:y="17.383cm">
          <text:p text:style-name="P3"><text:span text:style-name="T1">IF Method-1</text:span><text:span text:style-name="T1"><text:line-break/></text:span><text:span text:style-name="T1"><text:tab/></text:span><text:span text:style-name="T1">Projection</text:span><text:span text:style-name="T1"><text:line-break/></text:span><text:span text:style-name="T1">ENDIF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4.175cm" svg:y1="19.161cm" svg:x2="6.08cm" svg:y2="20.177cm">
          <text:p/>
        </draw:line>
        <draw:line draw:style-name="gr9" draw:text-style-name="P1" draw:layer="layout" svg:x1="16.367cm" svg:y1="19.161cm" svg:x2="14.97cm" svg:y2="20.177cm">
          <text:p/>
        </draw:line>
        <draw:line draw:style-name="gr9" draw:text-style-name="P1" draw:layer="layout" svg:x1="10.525cm" svg:y1="19.161cm" svg:x2="10.525cm" svg:y2="20.17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tsileros Petros</meta:initial-creator>
    <meta:creation-date>2016-04-14T21:59:44.322818897</meta:creation-date>
    <dc:date>2016-04-15T01:38:34.212281247</dc:date>
    <dc:creator>Katsileros Petros</dc:creator>
    <meta:editing-duration>PT2H14M5S</meta:editing-duration>
    <meta:editing-cycles>105</meta:editing-cycles>
    <meta:generator>LibreOffice/4.2.8.2$Linux_X86_64 LibreOffice_project/420m0$Build-2</meta:generator>
    <meta:document-statistic meta:object-count="64"/>
  </office:meta>
</office:document-meta>
</file>

<file path=Object 1/content.xml><?xml version="1.0" encoding="utf-8"?>
<math xmlns="http://www.w3.org/1998/Math/MathML" display="block">
  <semantics>
    <mstyle mathvariant="bold">
      <mi>D</mi>
    </mstyle>
    <annotation encoding="StarMath 5.0">bold{ D }</annotation>
  </semantics>
</math>
</file>

<file path=Object 10/content.xml><?xml version="1.0" encoding="utf-8"?>
<math xmlns="http://www.w3.org/1998/Math/MathML" display="block">
  <semantics>
    <mstyle mathvariant="bold">
      <mi mathvariant="italic">NTest</mi>
    </mstyle>
    <annotation encoding="StarMath 5.0">bold{NTest}</annotation>
  </semantics>
</math>
</file>

<file path=Object 11/content.xml><?xml version="1.0" encoding="utf-8"?>
<math xmlns="http://www.w3.org/1998/Math/MathML" display="block">
  <semantics>
    <mstyle mathvariant="bold">
      <mi mathvariant="italic">NTest</mi>
    </mstyle>
    <annotation encoding="StarMath 5.0">bold{NTest}</annotation>
  </semantics>
</math>
</file>

<file path=Object 12/content.xml><?xml version="1.0" encoding="utf-8"?>
<math xmlns="http://www.w3.org/1998/Math/MathML" display="block">
  <semantics>
    <mstyle mathvariant="bold">
      <mi mathvariant="italic">NTest</mi>
    </mstyle>
    <annotation encoding="StarMath 5.0">bold{NTest}</annotation>
  </semantics>
</math>
</file>

<file path=Object 2/content.xml><?xml version="1.0" encoding="utf-8"?>
<math xmlns="http://www.w3.org/1998/Math/MathML" display="block">
  <semantics>
    <mstyle mathvariant="bold">
      <mi>D</mi>
    </mstyle>
    <annotation encoding="StarMath 5.0">bold{ D }</annotation>
  </semantics>
</math>
</file>

<file path=Object 20/content.xml><?xml version="1.0" encoding="utf-8"?>
<math xmlns="http://www.w3.org/1998/Math/MathML" display="block">
  <semantics>
    <mstyle mathvariant="bold">
      <mfrac>
        <mi>N</mi>
        <mn>3</mn>
      </mfrac>
    </mstyle>
    <annotation encoding="StarMath 5.0">bold{{N} over {3}}</annotation>
  </semantics>
</math>
</file>

<file path=Object 21/content.xml><?xml version="1.0" encoding="utf-8"?>
<math xmlns="http://www.w3.org/1998/Math/MathML" display="block">
  <semantics>
    <mstyle mathvariant="bold">
      <mfrac>
        <mi>N</mi>
        <mn>3</mn>
      </mfrac>
    </mstyle>
    <annotation encoding="StarMath 5.0">bold{{N} over {3}}</annotation>
  </semantics>
</math>
</file>

<file path=Object 22/content.xml><?xml version="1.0" encoding="utf-8"?>
<math xmlns="http://www.w3.org/1998/Math/MathML" display="block">
  <semantics>
    <mstyle mathvariant="bold">
      <mfrac>
        <mi>N</mi>
        <mn>3</mn>
      </mfrac>
    </mstyle>
    <annotation encoding="StarMath 5.0">bold{{N} over {3}} </annotation>
  </semantics>
</math>
</file>

<file path=Object 3/content.xml><?xml version="1.0" encoding="utf-8"?>
<math xmlns="http://www.w3.org/1998/Math/MathML" display="block">
  <semantics>
    <mstyle mathvariant="bold">
      <mi>D</mi>
    </mstyle>
    <annotation encoding="StarMath 5.0">bold{ D }</annotation>
  </semantics>
</math>
</file>

<file path=Object 4/content.xml><?xml version="1.0" encoding="utf-8"?>
<math xmlns="http://www.w3.org/1998/Math/MathML" display="block">
  <semantics>
    <mstyle mathvariant="bold">
      <mfrac>
        <mi>N</mi>
        <mn>3</mn>
      </mfrac>
    </mstyle>
    <annotation encoding="StarMath 5.0">bold{{N} over {3}}</annotation>
  </semantics>
</math>
</file>

<file path=Object 5/content.xml><?xml version="1.0" encoding="utf-8"?>
<math xmlns="http://www.w3.org/1998/Math/MathML" display="block">
  <semantics>
    <mstyle mathvariant="bold">
      <mfrac>
        <mi>N</mi>
        <mn>3</mn>
      </mfrac>
    </mstyle>
    <annotation encoding="StarMath 5.0">bold{{N} over {3}}</annotation>
  </semantics>
</math>
</file>

<file path=Object 6/content.xml><?xml version="1.0" encoding="utf-8"?>
<math xmlns="http://www.w3.org/1998/Math/MathML" display="block">
  <semantics>
    <mstyle mathvariant="bold">
      <mfrac>
        <mi>N</mi>
        <mn>3</mn>
      </mfrac>
    </mstyle>
    <annotation encoding="StarMath 5.0">bold{{N} over {3}} </annotation>
  </semantics>
</math>
</file>

<file path=Object 7/content.xml><?xml version="1.0" encoding="utf-8"?>
<math xmlns="http://www.w3.org/1998/Math/MathML" display="block">
  <semantics>
    <mstyle mathvariant="bold">
      <mi>D</mi>
    </mstyle>
    <annotation encoding="StarMath 5.0">bold{ D }</annotation>
  </semantics>
</math>
</file>

<file path=Object 8/content.xml><?xml version="1.0" encoding="utf-8"?>
<math xmlns="http://www.w3.org/1998/Math/MathML" display="block">
  <semantics>
    <mstyle mathvariant="bold">
      <mi>D</mi>
    </mstyle>
    <annotation encoding="StarMath 5.0">bold{ D }</annotation>
  </semantics>
</math>
</file>

<file path=Object 9/content.xml><?xml version="1.0" encoding="utf-8"?>
<math xmlns="http://www.w3.org/1998/Math/MathML" display="block">
  <semantics>
    <mstyle mathvariant="bold">
      <mi>D</mi>
    </mstyle>
    <annotation encoding="StarMath 5.0">bold{ D }</annotation>
  </semantics>
</math>
</file>